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AUCARA QUISPE, CARLOS OCTAV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EL PEDREGA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7/12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AUCARA QUISPE CARLOS OCTAV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8/12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7T22:04:4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